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officeooo:rsid="00e76993" officeooo:paragraph-rsid="00e76993" style:font-size-asian="32pt" style:font-weight-asian="bold" style:font-size-complex="32pt" style:font-weight-complex="bold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4pt" officeooo:paragraph-rsid="01211cad" style:font-size-asian="14pt" style:font-size-complex="14pt"/>
    </style:style>
    <style:style style:name="P6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officeooo:paragraph-rsid="01211cad" style:font-size-asian="20pt" style:font-weight-asian="bold" style:font-size-complex="20pt" style:font-weight-complex="bold"/>
    </style:style>
    <style:style style:name="P9" style:family="paragraph" style:parent-style-name="Standard">
      <style:text-properties fo:font-size="14pt" officeooo:rsid="01211cad" officeooo:paragraph-rsid="01211cad" style:font-size-asian="14pt" style:font-size-complex="14pt"/>
    </style:style>
    <style:style style:name="P10" style:family="paragraph" style:parent-style-name="Standard">
      <style:text-properties fo:font-size="14pt" officeooo:rsid="01230e64" officeooo:paragraph-rsid="01230e64" style:font-size-asian="14pt" style:font-size-complex="14pt"/>
    </style:style>
    <style:style style:name="P11" style:family="paragraph" style:parent-style-name="Standard" style:list-style-name="L1">
      <style:text-properties fo:font-size="14pt" officeooo:rsid="01230e64" officeooo:paragraph-rsid="01230e64" style:font-size-asian="14pt" style:font-size-complex="14pt"/>
    </style:style>
    <style:style style:name="P12" style:family="paragraph" style:parent-style-name="Standard">
      <style:text-properties fo:font-size="14pt" officeooo:rsid="0112eed4" officeooo:paragraph-rsid="0112eed4" style:font-size-asian="14pt" style:font-size-complex="14pt"/>
    </style:style>
    <style:style style:name="T1" style:family="text">
      <style:text-properties officeooo:rsid="0091e28d"/>
    </style:style>
    <style:style style:name="T2" style:family="text">
      <style:text-properties officeooo:rsid="00e76993"/>
    </style:style>
    <style:style style:name="T3" style:family="text">
      <style:text-properties officeooo:rsid="0119f47e"/>
    </style:style>
    <style:style style:name="T4" style:family="text">
      <style:text-properties officeooo:rsid="01211ca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ataxe-64</text:p>
      <text:p text:style-name="P3"><text:span text:style-name="T4">HPMI for GF(4)</text:span>.</text:p>
      <text:p text:style-name="P1">Richard Parker <text:span text:style-name="T2">12.12</text:span>.201<text:span text:style-name="T1">7</text:span></text:p>
      <text:p text:style-name="P6"/>
      <text:p text:style-name="P7">Section 1 – Introduction</text:p>
      <text:p text:style-name="P4"/>
      <text:p text:style-name="P12">This document<text:span text:style-name="T3"> discusses a possible upgrade to the fieldreg program to catch up on some of the changes made to the field module in the last few years. <text:s/>The following improvements are suggested.</text:span></text:p>
      <text:p text:style-name="P12"/>
      <text:list xml:id="list3244439088600670621" text:style-name="L1">
        <text:list-item>
          <text:p text:style-name="P11">At the moment, only extension fields are tested. <text:s/>It is also important to test that the PSSet produces a DSPACE that works correctly over the prime field, even though the field itself is set to an extension field.</text:p>
        </text:list-item>
        <text:list-item>
          <text:p text:style-name="P11">On a related theme, there are now the routines PAssemble and PExtract that should be tested.</text:p>
        </text:list-item>
        <text:list-item>
          <text:p text:style-name="P11">Somehow the DSub routine never got tested in the first place</text:p>
        </text:list-item>
        <text:list-item>
          <text:p text:style-name="P11">The new MakeMex and pcmex routines need to be tested, and this could reasonably become part of the fieldreg process going forwar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29cm" fo:page-height="28.94cm" style:num-format="1" style:print-orientation="portrait" fo:margin-top="1cm" fo:margin-bottom="1cm" fo:margin-left="0.9cm" fo:margin-right="2.4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2.29cm" fo:page-height="28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Parker</meta:initial-creator>
    <meta:creation-date>2011-02-22T04:16:32</meta:creation-date>
    <dc:date>2018-01-22T09:16:05.504264326</dc:date>
    <meta:editing-duration>P4DT10H29M40S</meta:editing-duration>
    <meta:editing-cycles>431</meta:editing-cycles>
    <meta:generator>LibreOffice/5.1.6.2$Linux_X86_64 LibreOffice_project/10m0$Build-2</meta:generator>
    <meta:printed-by>User </meta:printed-by>
    <meta:print-date>2012-07-06T16:23:45</meta:print-date>
    <meta:document-statistic meta:table-count="0" meta:image-count="0" meta:object-count="0" meta:page-count="1" meta:paragraph-count="9" meta:word-count="134" meta:character-count="765" meta:non-whitespace-character-count="641"/>
  </office:meta>
</office:document-meta>
</file>